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[.A1]+PI() / 25" office:value-type="float" office:value="0.125663706143592" calcext:value-type="float">
            <text:p>0,125663706143592</text:p>
          </table:table-cell>
          <table:table-cell office:value-type="float" office:value="10" calcext:value-type="float">
            <text:p>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10" calcext:value-type="float">
            <text:p>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office:value-type="float" office:value="-10" calcext:value-type="float">
            <text:p>-10</text:p>
          </table:table-cell>
          <table:table-cell table:formula="of:=3*SIN([.A1])" office:value-type="float" office:value="0" calcext:value-type="float">
            <text:p>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office:value-type="float" office:value="-10" calcext:value-type="float">
            <text:p>-10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10" calcext:value-type="float">
            <text:p>10</text:p>
          </table:table-cell>
          <table:table-cell table:formula="of:=3*COS([.B1])" office:value-type="float" office:value="2.97634410394343" calcext:value-type="float">
            <text:p>2,97634410394343</text:p>
          </table:table-cell>
          <table:table-cell office:value-type="string" calcext:value-type="string">
            <text:p>|</text:p>
          </table:table-cell>
          <table:table-cell table:formula="of:=3*SIN([.A1])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3*COS([.A1])" office:value-type="float" office:value="3" calcext:value-type="float">
            <text:p>3</text:p>
          </table:table-cell>
          <table:table-cell office:value-type="string" calcext:value-type="string">
            <text:p>;</text:p>
          </table:table-cell>
          <table:table-cell table:formula="of:=3*SIN([.B1])" office:value-type="float" office:value="0.375999700692913" calcext:value-type="float">
            <text:p>0,375999700692913</text:p>
          </table:table-cell>
          <table:table-cell office:value-type="float" office:value="-10" calcext:value-type="float">
            <text:p>-10</text:p>
          </table:table-cell>
          <table:table-cell table:formula="of:=3*COS([.B1])" office:value-type="float" office:value="2.97634410394343" calcext:value-type="float">
            <text:p>2,97634410394343</text:p>
          </table:table-cell>
        </table:table-row>
        <table:table-row table:style-name="ro1">
          <table:table-cell table:formula="of:=[.A1]+2*PI() / 50" office:value-type="float" office:value="0.125663706143592" calcext:value-type="float">
            <text:p>0,125663706143592</text:p>
          </table:table-cell>
          <table:table-cell table:formula="of:=[.A2]+PI() / 25" office:value-type="float" office:value="0.251327412287183" calcext:value-type="float">
            <text:p>0,25132741228718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])" office:value-type="float" office:value="2.90574948338589" calcext:value-type="float">
            <text:p>2,90574948338589</text:p>
          </table:table-cell>
          <table:table-cell office:value-type="string" calcext:value-type="string">
            <text:p>|</text:p>
          </table:table-cell>
          <table:table-cell table:formula="of:=3*SIN([.A2])" office:value-type="float" office:value="0.375999700692913" calcext:value-type="float">
            <text:p>0,3759997006929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])" office:value-type="float" office:value="2.97634410394343" calcext:value-type="float">
            <text:p>2,97634410394343</text:p>
          </table:table-cell>
          <table:table-cell office:value-type="string" calcext:value-type="string">
            <text:p>;</text:p>
          </table:table-cell>
          <table:table-cell table:formula="of:=3*SIN([.B2])" office:value-type="float" office:value="0.746069661494564" calcext:value-type="float">
            <text:p>0,74606966149456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])" office:value-type="float" office:value="2.90574948338589" calcext:value-type="float">
            <text:p>2,90574948338589</text:p>
          </table:table-cell>
        </table:table-row>
        <table:table-row table:style-name="ro1">
          <table:table-cell table:formula="of:=[.A2]+2*PI() / 50" office:value-type="float" office:value="0.251327412287183" calcext:value-type="float">
            <text:p>0,251327412287183</text:p>
          </table:table-cell>
          <table:table-cell table:formula="of:=[.A3]+PI() / 25" office:value-type="float" office:value="0.376991118430775" calcext:value-type="float">
            <text:p>0,3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])" office:value-type="float" office:value="2.78932945766475" calcext:value-type="float">
            <text:p>2,78932945766475</text:p>
          </table:table-cell>
          <table:table-cell office:value-type="string" calcext:value-type="string">
            <text:p>|</text:p>
          </table:table-cell>
          <table:table-cell table:formula="of:=3*SIN([.A3])" office:value-type="float" office:value="0.746069661494564" calcext:value-type="float">
            <text:p>0,74606966149456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])" office:value-type="float" office:value="2.90574948338589" calcext:value-type="float">
            <text:p>2,90574948338589</text:p>
          </table:table-cell>
          <table:table-cell office:value-type="string" calcext:value-type="string">
            <text:p>;</text:p>
          </table:table-cell>
          <table:table-cell table:formula="of:=3*SIN([.B3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])" office:value-type="float" office:value="2.78932945766475" calcext:value-type="float">
            <text:p>2,78932945766475</text:p>
          </table:table-cell>
        </table:table-row>
        <table:table-row table:style-name="ro1">
          <table:table-cell table:formula="of:=[.A3]+2*PI() / 50" office:value-type="float" office:value="0.376991118430775" calcext:value-type="float">
            <text:p>0,376991118430775</text:p>
          </table:table-cell>
          <table:table-cell table:formula="of:=[.A4]+PI() / 25" office:value-type="float" office:value="0.502654824574367" calcext:value-type="float">
            <text:p>0,5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])" office:value-type="float" office:value="2.62892004013159" calcext:value-type="float">
            <text:p>2,62892004013159</text:p>
          </table:table-cell>
          <table:table-cell office:value-type="string" calcext:value-type="string">
            <text:p>|</text:p>
          </table:table-cell>
          <table:table-cell table:formula="of:=3*SIN([.A4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])" office:value-type="float" office:value="2.78932945766475" calcext:value-type="float">
            <text:p>2,78932945766475</text:p>
          </table:table-cell>
          <table:table-cell office:value-type="string" calcext:value-type="string">
            <text:p>;</text:p>
          </table:table-cell>
          <table:table-cell table:formula="of:=3*SIN([.B4])" office:value-type="float" office:value="1.44526102230515" calcext:value-type="float">
            <text:p>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])" office:value-type="float" office:value="2.62892004013159" calcext:value-type="float">
            <text:p>2,62892004013159</text:p>
          </table:table-cell>
        </table:table-row>
        <table:table-row table:style-name="ro1">
          <table:table-cell table:formula="of:=[.A4]+2*PI() / 50" office:value-type="float" office:value="0.502654824574367" calcext:value-type="float">
            <text:p>0,502654824574367</text:p>
          </table:table-cell>
          <table:table-cell table:formula="of:=[.A5]+PI() / 25" office:value-type="float" office:value="0.628318530717959" calcext:value-type="float">
            <text:p>0,6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])" office:value-type="float" office:value="2.42705098312484" calcext:value-type="float">
            <text:p>2,42705098312484</text:p>
          </table:table-cell>
          <table:table-cell office:value-type="string" calcext:value-type="string">
            <text:p>|</text:p>
          </table:table-cell>
          <table:table-cell table:formula="of:=3*SIN([.A5])" office:value-type="float" office:value="1.44526102230515" calcext:value-type="float">
            <text:p>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])" office:value-type="float" office:value="2.62892004013159" calcext:value-type="float">
            <text:p>2,62892004013159</text:p>
          </table:table-cell>
          <table:table-cell office:value-type="string" calcext:value-type="string">
            <text:p>;</text:p>
          </table:table-cell>
          <table:table-cell table:formula="of:=3*SIN([.B5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])" office:value-type="float" office:value="2.42705098312484" calcext:value-type="float">
            <text:p>2,42705098312484</text:p>
          </table:table-cell>
        </table:table-row>
        <table:table-row table:style-name="ro1">
          <table:table-cell table:formula="of:=[.A5]+2*PI() / 50" office:value-type="float" office:value="0.628318530717959" calcext:value-type="float">
            <text:p>0,628318530717959</text:p>
          </table:table-cell>
          <table:table-cell table:formula="of:=[.A6]+PI() / 25" office:value-type="float" office:value="0.75398223686155" calcext:value-type="float">
            <text:p>0,7539822368615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6])" office:value-type="float" office:value="2.18690588226423" calcext:value-type="float">
            <text:p>2,18690588226423</text:p>
          </table:table-cell>
          <table:table-cell office:value-type="string" calcext:value-type="string">
            <text:p>|</text:p>
          </table:table-cell>
          <table:table-cell table:formula="of:=3*SIN([.A6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6])" office:value-type="float" office:value="2.42705098312484" calcext:value-type="float">
            <text:p>2,42705098312484</text:p>
          </table:table-cell>
          <table:table-cell office:value-type="string" calcext:value-type="string">
            <text:p>;</text:p>
          </table:table-cell>
          <table:table-cell table:formula="of:=3*SIN([.B6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6])" office:value-type="float" office:value="2.18690588226423" calcext:value-type="float">
            <text:p>2,18690588226423</text:p>
          </table:table-cell>
        </table:table-row>
        <table:table-row table:style-name="ro1">
          <table:table-cell table:formula="of:=[.A6]+2*PI() / 50" office:value-type="float" office:value="0.75398223686155" calcext:value-type="float">
            <text:p>0,75398223686155</text:p>
          </table:table-cell>
          <table:table-cell table:formula="of:=[.A7]+PI() / 25" office:value-type="float" office:value="0.879645943005142" calcext:value-type="float">
            <text:p>0,87964594300514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7])" office:value-type="float" office:value="1.91227196924607" calcext:value-type="float">
            <text:p>1,91227196924607</text:p>
          </table:table-cell>
          <table:table-cell office:value-type="string" calcext:value-type="string">
            <text:p>|</text:p>
          </table:table-cell>
          <table:table-cell table:formula="of:=3*SIN([.A7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7])" office:value-type="float" office:value="2.18690588226423" calcext:value-type="float">
            <text:p>2,18690588226423</text:p>
          </table:table-cell>
          <table:table-cell office:value-type="string" calcext:value-type="string">
            <text:p>;</text:p>
          </table:table-cell>
          <table:table-cell table:formula="of:=3*SIN([.B7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7])" office:value-type="float" office:value="1.91227196924607" calcext:value-type="float">
            <text:p>1,91227196924607</text:p>
          </table:table-cell>
        </table:table-row>
        <table:table-row table:style-name="ro1">
          <table:table-cell table:formula="of:=[.A7]+2*PI() / 50" office:value-type="float" office:value="0.879645943005142" calcext:value-type="float">
            <text:p>0,879645943005142</text:p>
          </table:table-cell>
          <table:table-cell table:formula="of:=[.A8]+PI() / 25" office:value-type="float" office:value="1.00530964914873" calcext:value-type="float">
            <text:p>1,0053096491487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8])" office:value-type="float" office:value="1.60748038493699" calcext:value-type="float">
            <text:p>1,60748038493699</text:p>
          </table:table-cell>
          <table:table-cell office:value-type="string" calcext:value-type="string">
            <text:p>|</text:p>
          </table:table-cell>
          <table:table-cell table:formula="of:=3*SIN([.A8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8])" office:value-type="float" office:value="1.91227196924607" calcext:value-type="float">
            <text:p>1,91227196924607</text:p>
          </table:table-cell>
          <table:table-cell office:value-type="string" calcext:value-type="string">
            <text:p>;</text:p>
          </table:table-cell>
          <table:table-cell table:formula="of:=3*SIN([.B8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8])" office:value-type="float" office:value="1.60748038493699" calcext:value-type="float">
            <text:p>1,60748038493699</text:p>
          </table:table-cell>
        </table:table-row>
        <table:table-row table:style-name="ro1">
          <table:table-cell table:formula="of:=[.A8]+2*PI() / 50" office:value-type="float" office:value="1.00530964914873" calcext:value-type="float">
            <text:p>1,00530964914873</text:p>
          </table:table-cell>
          <table:table-cell table:formula="of:=[.A9]+PI() / 25" office:value-type="float" office:value="1.13097335529233" calcext:value-type="float">
            <text:p>1,1309733552923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9])" office:value-type="float" office:value="1.27733787469522" calcext:value-type="float">
            <text:p>1,27733787469522</text:p>
          </table:table-cell>
          <table:table-cell office:value-type="string" calcext:value-type="string">
            <text:p>|</text:p>
          </table:table-cell>
          <table:table-cell table:formula="of:=3*SIN([.A9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9])" office:value-type="float" office:value="1.60748038493699" calcext:value-type="float">
            <text:p>1,60748038493699</text:p>
          </table:table-cell>
          <table:table-cell office:value-type="string" calcext:value-type="string">
            <text:p>;</text:p>
          </table:table-cell>
          <table:table-cell table:formula="of:=3*SIN([.B9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9])" office:value-type="float" office:value="1.27733787469522" calcext:value-type="float">
            <text:p>1,27733787469522</text:p>
          </table:table-cell>
        </table:table-row>
        <table:table-row table:style-name="ro1">
          <table:table-cell table:formula="of:=[.A9]+2*PI() / 50" office:value-type="float" office:value="1.13097335529233" calcext:value-type="float">
            <text:p>1,13097335529233</text:p>
          </table:table-cell>
          <table:table-cell table:formula="of:=[.A10]+PI() / 25" office:value-type="float" office:value="1.25663706143592" calcext:value-type="float">
            <text:p>1,2566370614359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0])" office:value-type="float" office:value="0.927050983124843" calcext:value-type="float">
            <text:p>0,927050983124843</text:p>
          </table:table-cell>
          <table:table-cell office:value-type="string" calcext:value-type="string">
            <text:p>|</text:p>
          </table:table-cell>
          <table:table-cell table:formula="of:=3*SIN([.A10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0])" office:value-type="float" office:value="1.27733787469522" calcext:value-type="float">
            <text:p>1,27733787469522</text:p>
          </table:table-cell>
          <table:table-cell office:value-type="string" calcext:value-type="string">
            <text:p>;</text:p>
          </table:table-cell>
          <table:table-cell table:formula="of:=3*SIN([.B10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0])" office:value-type="float" office:value="0.927050983124843" calcext:value-type="float">
            <text:p>0,927050983124843</text:p>
          </table:table-cell>
        </table:table-row>
        <table:table-row table:style-name="ro1">
          <table:table-cell table:formula="of:=[.A10]+2*PI() / 50" office:value-type="float" office:value="1.25663706143592" calcext:value-type="float">
            <text:p>1,25663706143592</text:p>
          </table:table-cell>
          <table:table-cell table:formula="of:=[.A11]+PI() / 25" office:value-type="float" office:value="1.38230076757951" calcext:value-type="float">
            <text:p>1,3823007675795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1])" office:value-type="float" office:value="0.562143943757175" calcext:value-type="float">
            <text:p>0,562143943757175</text:p>
          </table:table-cell>
          <table:table-cell office:value-type="string" calcext:value-type="string">
            <text:p>|</text:p>
          </table:table-cell>
          <table:table-cell table:formula="of:=3*SIN([.A11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1])" office:value-type="float" office:value="0.927050983124843" calcext:value-type="float">
            <text:p>0,927050983124843</text:p>
          </table:table-cell>
          <table:table-cell office:value-type="string" calcext:value-type="string">
            <text:p>;</text:p>
          </table:table-cell>
          <table:table-cell table:formula="of:=3*SIN([.B11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1])" office:value-type="float" office:value="0.562143943757175" calcext:value-type="float">
            <text:p>0,562143943757175</text:p>
          </table:table-cell>
        </table:table-row>
        <table:table-row table:style-name="ro1">
          <table:table-cell table:formula="of:=[.A11]+2*PI() / 50" office:value-type="float" office:value="1.38230076757951" calcext:value-type="float">
            <text:p>1,38230076757951</text:p>
          </table:table-cell>
          <table:table-cell table:formula="of:=[.A12]+PI() / 25" office:value-type="float" office:value="1.5079644737231" calcext:value-type="float">
            <text:p>1,50796447372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2])" office:value-type="float" office:value="0.188371558587941" calcext:value-type="float">
            <text:p>0,188371558587941</text:p>
          </table:table-cell>
          <table:table-cell office:value-type="string" calcext:value-type="string">
            <text:p>|</text:p>
          </table:table-cell>
          <table:table-cell table:formula="of:=3*SIN([.A12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2])" office:value-type="float" office:value="0.562143943757175" calcext:value-type="float">
            <text:p>0,562143943757175</text:p>
          </table:table-cell>
          <table:table-cell office:value-type="string" calcext:value-type="string">
            <text:p>;</text:p>
          </table:table-cell>
          <table:table-cell table:formula="of:=3*SIN([.B12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2])" office:value-type="float" office:value="0.188371558587941" calcext:value-type="float">
            <text:p>0,188371558587941</text:p>
          </table:table-cell>
        </table:table-row>
        <table:table-row table:style-name="ro1">
          <table:table-cell table:formula="of:=[.A12]+2*PI() / 50" office:value-type="float" office:value="1.5079644737231" calcext:value-type="float">
            <text:p>1,5079644737231</text:p>
          </table:table-cell>
          <table:table-cell table:formula="of:=[.A13]+PI() / 25" office:value-type="float" office:value="1.63362817986669" calcext:value-type="float">
            <text:p>1,6336281798666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3])" office:value-type="float" office:value="-0.188371558587939" calcext:value-type="float">
            <text:p>-0,188371558587939</text:p>
          </table:table-cell>
          <table:table-cell office:value-type="string" calcext:value-type="string">
            <text:p>|</text:p>
          </table:table-cell>
          <table:table-cell table:formula="of:=3*SIN([.A13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3])" office:value-type="float" office:value="0.188371558587941" calcext:value-type="float">
            <text:p>0,188371558587941</text:p>
          </table:table-cell>
          <table:table-cell office:value-type="string" calcext:value-type="string">
            <text:p>;</text:p>
          </table:table-cell>
          <table:table-cell table:formula="of:=3*SIN([.B13])" office:value-type="float" office:value="2.99408018528481" calcext:value-type="float">
            <text:p>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3])" office:value-type="float" office:value="-0.188371558587939" calcext:value-type="float">
            <text:p>-0,188371558587939</text:p>
          </table:table-cell>
        </table:table-row>
        <table:table-row table:style-name="ro1">
          <table:table-cell table:formula="of:=[.A13]+2*PI() / 50" office:value-type="float" office:value="1.63362817986669" calcext:value-type="float">
            <text:p>1,63362817986669</text:p>
          </table:table-cell>
          <table:table-cell table:formula="of:=[.A14]+PI() / 25" office:value-type="float" office:value="1.75929188601028" calcext:value-type="float">
            <text:p>1,7592918860102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4])" office:value-type="float" office:value="-0.562143943757173" calcext:value-type="float">
            <text:p>-0,562143943757173</text:p>
          </table:table-cell>
          <table:table-cell office:value-type="string" calcext:value-type="string">
            <text:p>|</text:p>
          </table:table-cell>
          <table:table-cell table:formula="of:=3*SIN([.A14])" office:value-type="float" office:value="2.99408018528481" calcext:value-type="float">
            <text:p>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4])" office:value-type="float" office:value="-0.188371558587939" calcext:value-type="float">
            <text:p>-0,188371558587939</text:p>
          </table:table-cell>
          <table:table-cell office:value-type="string" calcext:value-type="string">
            <text:p>;</text:p>
          </table:table-cell>
          <table:table-cell table:formula="of:=3*SIN([.B14])" office:value-type="float" office:value="2.94686175218607" calcext:value-type="float">
            <text:p>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4])" office:value-type="float" office:value="-0.562143943757173" calcext:value-type="float">
            <text:p>-0,562143943757173</text:p>
          </table:table-cell>
        </table:table-row>
        <table:table-row table:style-name="ro1">
          <table:table-cell table:formula="of:=[.A14]+2*PI() / 50" office:value-type="float" office:value="1.75929188601028" calcext:value-type="float">
            <text:p>1,75929188601028</text:p>
          </table:table-cell>
          <table:table-cell table:formula="of:=[.A15]+PI() / 25" office:value-type="float" office:value="1.88495559215388" calcext:value-type="float">
            <text:p>1,8849555921538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5])" office:value-type="float" office:value="-0.927050983124841" calcext:value-type="float">
            <text:p>-0,927050983124841</text:p>
          </table:table-cell>
          <table:table-cell office:value-type="string" calcext:value-type="string">
            <text:p>|</text:p>
          </table:table-cell>
          <table:table-cell table:formula="of:=3*SIN([.A15])" office:value-type="float" office:value="2.94686175218607" calcext:value-type="float">
            <text:p>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5])" office:value-type="float" office:value="-0.562143943757173" calcext:value-type="float">
            <text:p>-0,562143943757173</text:p>
          </table:table-cell>
          <table:table-cell office:value-type="string" calcext:value-type="string">
            <text:p>;</text:p>
          </table:table-cell>
          <table:table-cell table:formula="of:=3*SIN([.B15])" office:value-type="float" office:value="2.85316954888546" calcext:value-type="float">
            <text:p>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5])" office:value-type="float" office:value="-0.927050983124841" calcext:value-type="float">
            <text:p>-0,927050983124841</text:p>
          </table:table-cell>
        </table:table-row>
        <table:table-row table:style-name="ro1">
          <table:table-cell table:formula="of:=[.A15]+2*PI() / 50" office:value-type="float" office:value="1.88495559215388" calcext:value-type="float">
            <text:p>1,88495559215388</text:p>
          </table:table-cell>
          <table:table-cell table:formula="of:=[.A16]+PI() / 25" office:value-type="float" office:value="2.01061929829747" calcext:value-type="float">
            <text:p>2,0106192982974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6])" office:value-type="float" office:value="-1.27733787469522" calcext:value-type="float">
            <text:p>-1,27733787469522</text:p>
          </table:table-cell>
          <table:table-cell office:value-type="string" calcext:value-type="string">
            <text:p>|</text:p>
          </table:table-cell>
          <table:table-cell table:formula="of:=3*SIN([.A16])" office:value-type="float" office:value="2.85316954888546" calcext:value-type="float">
            <text:p>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6])" office:value-type="float" office:value="-0.927050983124841" calcext:value-type="float">
            <text:p>-0,927050983124841</text:p>
          </table:table-cell>
          <table:table-cell office:value-type="string" calcext:value-type="string">
            <text:p>;</text:p>
          </table:table-cell>
          <table:table-cell table:formula="of:=3*SIN([.B16])" office:value-type="float" office:value="2.71448115739806" calcext:value-type="float">
            <text:p>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6])" office:value-type="float" office:value="-1.27733787469522" calcext:value-type="float">
            <text:p>-1,27733787469522</text:p>
          </table:table-cell>
        </table:table-row>
        <table:table-row table:style-name="ro1">
          <table:table-cell table:formula="of:=[.A16]+2*PI() / 50" office:value-type="float" office:value="2.01061929829747" calcext:value-type="float">
            <text:p>2,01061929829747</text:p>
          </table:table-cell>
          <table:table-cell table:formula="of:=[.A17]+PI() / 25" office:value-type="float" office:value="2.13628300444106" calcext:value-type="float">
            <text:p>2,1362830044410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7])" office:value-type="float" office:value="-1.60748038493699" calcext:value-type="float">
            <text:p>-1,60748038493699</text:p>
          </table:table-cell>
          <table:table-cell office:value-type="string" calcext:value-type="string">
            <text:p>|</text:p>
          </table:table-cell>
          <table:table-cell table:formula="of:=3*SIN([.A17])" office:value-type="float" office:value="2.71448115739806" calcext:value-type="float">
            <text:p>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7])" office:value-type="float" office:value="-1.27733787469522" calcext:value-type="float">
            <text:p>-1,27733787469522</text:p>
          </table:table-cell>
          <table:table-cell office:value-type="string" calcext:value-type="string">
            <text:p>;</text:p>
          </table:table-cell>
          <table:table-cell table:formula="of:=3*SIN([.B17])" office:value-type="float" office:value="2.53298377650605" calcext:value-type="float">
            <text:p>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7])" office:value-type="float" office:value="-1.60748038493699" calcext:value-type="float">
            <text:p>-1,60748038493699</text:p>
          </table:table-cell>
        </table:table-row>
        <table:table-row table:style-name="ro1">
          <table:table-cell table:formula="of:=[.A17]+2*PI() / 50" office:value-type="float" office:value="2.13628300444106" calcext:value-type="float">
            <text:p>2,13628300444106</text:p>
          </table:table-cell>
          <table:table-cell table:formula="of:=[.A18]+PI() / 25" office:value-type="float" office:value="2.26194671058465" calcext:value-type="float">
            <text:p>2,2619467105846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8])" office:value-type="float" office:value="-1.91227196924607" calcext:value-type="float">
            <text:p>-1,91227196924607</text:p>
          </table:table-cell>
          <table:table-cell office:value-type="string" calcext:value-type="string">
            <text:p>|</text:p>
          </table:table-cell>
          <table:table-cell table:formula="of:=3*SIN([.A18])" office:value-type="float" office:value="2.53298377650605" calcext:value-type="float">
            <text:p>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8])" office:value-type="float" office:value="-1.60748038493699" calcext:value-type="float">
            <text:p>-1,60748038493699</text:p>
          </table:table-cell>
          <table:table-cell office:value-type="string" calcext:value-type="string">
            <text:p>;</text:p>
          </table:table-cell>
          <table:table-cell table:formula="of:=3*SIN([.B18])" office:value-type="float" office:value="2.31153972832737" calcext:value-type="float">
            <text:p>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8])" office:value-type="float" office:value="-1.91227196924607" calcext:value-type="float">
            <text:p>-1,91227196924607</text:p>
          </table:table-cell>
        </table:table-row>
        <table:table-row table:style-name="ro1">
          <table:table-cell table:formula="of:=[.A18]+2*PI() / 50" office:value-type="float" office:value="2.26194671058465" calcext:value-type="float">
            <text:p>2,26194671058465</text:p>
          </table:table-cell>
          <table:table-cell table:formula="of:=[.A19]+PI() / 25" office:value-type="float" office:value="2.38761041672824" calcext:value-type="float">
            <text:p>2,3876104167282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19])" office:value-type="float" office:value="-2.18690588226424" calcext:value-type="float">
            <text:p>-2,18690588226424</text:p>
          </table:table-cell>
          <table:table-cell office:value-type="string" calcext:value-type="string">
            <text:p>|</text:p>
          </table:table-cell>
          <table:table-cell table:formula="of:=3*SIN([.A19])" office:value-type="float" office:value="2.31153972832737" calcext:value-type="float">
            <text:p>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19])" office:value-type="float" office:value="-1.91227196924607" calcext:value-type="float">
            <text:p>-1,91227196924607</text:p>
          </table:table-cell>
          <table:table-cell office:value-type="string" calcext:value-type="string">
            <text:p>;</text:p>
          </table:table-cell>
          <table:table-cell table:formula="of:=3*SIN([.B19])" office:value-type="float" office:value="2.05364131778607" calcext:value-type="float">
            <text:p>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19])" office:value-type="float" office:value="-2.18690588226424" calcext:value-type="float">
            <text:p>-2,18690588226424</text:p>
          </table:table-cell>
        </table:table-row>
        <table:table-row table:style-name="ro1">
          <table:table-cell table:formula="of:=[.A19]+2*PI() / 50" office:value-type="float" office:value="2.38761041672824" calcext:value-type="float">
            <text:p>2,38761041672824</text:p>
          </table:table-cell>
          <table:table-cell table:formula="of:=[.A20]+PI() / 25" office:value-type="float" office:value="2.51327412287184" calcext:value-type="float">
            <text:p>2,5132741228718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20])" office:value-type="float" office:value="2.05364131778607" calcext:value-type="float">
            <text:p>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0])" office:value-type="float" office:value="-2.18690588226424" calcext:value-type="float">
            <text:p>-2,18690588226424</text:p>
          </table:table-cell>
          <table:table-cell office:value-type="string" calcext:value-type="string">
            <text:p>;</text:p>
          </table:table-cell>
          <table:table-cell table:formula="of:=3*SIN([.B20])" office:value-type="float" office:value="1.76335575687742" calcext:value-type="float">
            <text:p>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0])" office:value-type="float" office:value="-2.42705098312484" calcext:value-type="float">
            <text:p>-2,42705098312484</text:p>
          </table:table-cell>
        </table:table-row>
        <table:table-row table:style-name="ro1">
          <table:table-cell table:formula="of:=[.A20]+2*PI() / 50" office:value-type="float" office:value="2.51327412287184" calcext:value-type="float">
            <text:p>2,51327412287184</text:p>
          </table:table-cell>
          <table:table-cell table:formula="of:=[.A21]+PI() / 25" office:value-type="float" office:value="2.63893782901543" calcext:value-type="float">
            <text:p>2,6389378290154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1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1])" office:value-type="float" office:value="1.76335575687742" calcext:value-type="float">
            <text:p>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21])" office:value-type="float" office:value="1.44526102230514" calcext:value-type="float">
            <text:p>1,445261022305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1])" office:value-type="float" office:value="-2.62892004013159" calcext:value-type="float">
            <text:p>-2,62892004013159</text:p>
          </table:table-cell>
        </table:table-row>
        <table:table-row table:style-name="ro1">
          <table:table-cell table:formula="of:=[.A21]+2*PI() / 50" office:value-type="float" office:value="2.63893782901543" calcext:value-type="float">
            <text:p>2,63893782901543</text:p>
          </table:table-cell>
          <table:table-cell table:formula="of:=[.A22]+PI() / 25" office:value-type="float" office:value="2.76460153515902" calcext:value-type="float">
            <text:p>2,7646015351590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2])" office:value-type="float" office:value="-2.78932945766476" calcext:value-type="float">
            <text:p>-2,78932945766476</text:p>
          </table:table-cell>
          <table:table-cell office:value-type="string" calcext:value-type="string">
            <text:p>|</text:p>
          </table:table-cell>
          <table:table-cell table:formula="of:=3*SIN([.A22])" office:value-type="float" office:value="1.44526102230514" calcext:value-type="float">
            <text:p>1,4452610223051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2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22])" office:value-type="float" office:value="1.10437365805403" calcext:value-type="float">
            <text:p>1,1043736580540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2])" office:value-type="float" office:value="-2.78932945766476" calcext:value-type="float">
            <text:p>-2,78932945766476</text:p>
          </table:table-cell>
        </table:table-row>
        <table:table-row table:style-name="ro1">
          <table:table-cell table:formula="of:=[.A22]+2*PI() / 50" office:value-type="float" office:value="2.76460153515902" calcext:value-type="float">
            <text:p>2,76460153515902</text:p>
          </table:table-cell>
          <table:table-cell table:formula="of:=[.A23]+PI() / 25" office:value-type="float" office:value="2.89026524130261" calcext:value-type="float">
            <text:p>2,8902652413026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3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3])" office:value-type="float" office:value="1.10437365805403" calcext:value-type="float">
            <text:p>1,1043736580540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3])" office:value-type="float" office:value="-2.78932945766476" calcext:value-type="float">
            <text:p>-2,78932945766476</text:p>
          </table:table-cell>
          <table:table-cell office:value-type="string" calcext:value-type="string">
            <text:p>;</text:p>
          </table:table-cell>
          <table:table-cell table:formula="of:=3*SIN([.B23])" office:value-type="float" office:value="0.746069661494562" calcext:value-type="float">
            <text:p>0,74606966149456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3])" office:value-type="float" office:value="-2.90574948338589" calcext:value-type="float">
            <text:p>-2,90574948338589</text:p>
          </table:table-cell>
        </table:table-row>
        <table:table-row table:style-name="ro1">
          <table:table-cell table:formula="of:=[.A23]+2*PI() / 50" office:value-type="float" office:value="2.89026524130261" calcext:value-type="float">
            <text:p>2,89026524130261</text:p>
          </table:table-cell>
          <table:table-cell table:formula="of:=[.A24]+PI() / 25" office:value-type="float" office:value="3.0159289474462" calcext:value-type="float">
            <text:p>3,015928947446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4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4])" office:value-type="float" office:value="0.746069661494562" calcext:value-type="float">
            <text:p>0,74606966149456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4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4])" office:value-type="float" office:value="0.37599970069291" calcext:value-type="float">
            <text:p>0,3759997006929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4])" office:value-type="float" office:value="-2.97634410394343" calcext:value-type="float">
            <text:p>-2,97634410394343</text:p>
          </table:table-cell>
        </table:table-row>
        <table:table-row table:style-name="ro1">
          <table:table-cell table:formula="of:=[.A24]+2*PI() / 50" office:value-type="float" office:value="3.0159289474462" calcext:value-type="float">
            <text:p>3,0159289474462</text:p>
          </table:table-cell>
          <table:table-cell table:formula="of:=[.A25]+PI() / 25" office:value-type="float" office:value="3.14159265358979" calcext:value-type="float">
            <text:p>3,1415926535897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5])" office:value-type="float" office:value="-3" calcext:value-type="float">
            <text:p>-3</text:p>
          </table:table-cell>
          <table:table-cell office:value-type="string" calcext:value-type="string">
            <text:p>|</text:p>
          </table:table-cell>
          <table:table-cell table:formula="of:=3*SIN([.A25])" office:value-type="float" office:value="0.37599970069291" calcext:value-type="float">
            <text:p>0,3759997006929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5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5])" office:value-type="float" office:value="-3.62940884890636E-015" calcext:value-type="float">
            <text:p>-3,62940884890636E-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5])" office:value-type="float" office:value="-3" calcext:value-type="float">
            <text:p>-3</text:p>
          </table:table-cell>
        </table:table-row>
        <table:table-row table:style-name="ro1">
          <table:table-cell table:formula="of:=[.A25]+2*PI() / 50" office:value-type="float" office:value="3.14159265358979" calcext:value-type="float">
            <text:p>3,14159265358979</text:p>
          </table:table-cell>
          <table:table-cell table:formula="of:=[.A26]+PI() / 25" office:value-type="float" office:value="3.26725635973339" calcext:value-type="float">
            <text:p>3,2672563597333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6])" office:value-type="float" office:value="-2.97634410394343" calcext:value-type="float">
            <text:p>-2,97634410394343</text:p>
          </table:table-cell>
          <table:table-cell office:value-type="string" calcext:value-type="string">
            <text:p>|</text:p>
          </table:table-cell>
          <table:table-cell table:formula="of:=3*SIN([.A26])" office:value-type="float" office:value="-3.62940884890636E-015" calcext:value-type="float">
            <text:p>-3,62940884890636E-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6])" office:value-type="float" office:value="-3" calcext:value-type="float">
            <text:p>-3</text:p>
          </table:table-cell>
          <table:table-cell office:value-type="string" calcext:value-type="string">
            <text:p>;</text:p>
          </table:table-cell>
          <table:table-cell table:formula="of:=3*SIN([.B26])" office:value-type="float" office:value="-0.375999700692917" calcext:value-type="float">
            <text:p>-0,37599970069291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6])" office:value-type="float" office:value="-2.97634410394343" calcext:value-type="float">
            <text:p>-2,97634410394343</text:p>
          </table:table-cell>
        </table:table-row>
        <table:table-row table:style-name="ro1">
          <table:table-cell table:formula="of:=[.A26]+2*PI() / 50" office:value-type="float" office:value="3.26725635973339" calcext:value-type="float">
            <text:p>3,26725635973339</text:p>
          </table:table-cell>
          <table:table-cell table:formula="of:=[.A27]+PI() / 25" office:value-type="float" office:value="3.39292006587698" calcext:value-type="float">
            <text:p>3,3929200658769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7])" office:value-type="float" office:value="-2.90574948338589" calcext:value-type="float">
            <text:p>-2,90574948338589</text:p>
          </table:table-cell>
          <table:table-cell office:value-type="string" calcext:value-type="string">
            <text:p>|</text:p>
          </table:table-cell>
          <table:table-cell table:formula="of:=3*SIN([.A27])" office:value-type="float" office:value="-0.375999700692917" calcext:value-type="float">
            <text:p>-0,37599970069291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7])" office:value-type="float" office:value="-2.97634410394343" calcext:value-type="float">
            <text:p>-2,97634410394343</text:p>
          </table:table-cell>
          <table:table-cell office:value-type="string" calcext:value-type="string">
            <text:p>;</text:p>
          </table:table-cell>
          <table:table-cell table:formula="of:=3*SIN([.B27])" office:value-type="float" office:value="-0.746069661494569" calcext:value-type="float">
            <text:p>-0,746069661494569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7])" office:value-type="float" office:value="-2.90574948338589" calcext:value-type="float">
            <text:p>-2,90574948338589</text:p>
          </table:table-cell>
        </table:table-row>
        <table:table-row table:style-name="ro1">
          <table:table-cell table:formula="of:=[.A27]+2*PI() / 50" office:value-type="float" office:value="3.39292006587698" calcext:value-type="float">
            <text:p>3,39292006587698</text:p>
          </table:table-cell>
          <table:table-cell table:formula="of:=[.A28]+PI() / 25" office:value-type="float" office:value="3.51858377202057" calcext:value-type="float">
            <text:p>3,5185837720205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8])" office:value-type="float" office:value="-2.78932945766475" calcext:value-type="float">
            <text:p>-2,78932945766475</text:p>
          </table:table-cell>
          <table:table-cell office:value-type="string" calcext:value-type="string">
            <text:p>|</text:p>
          </table:table-cell>
          <table:table-cell table:formula="of:=3*SIN([.A28])" office:value-type="float" office:value="-0.746069661494569" calcext:value-type="float">
            <text:p>-0,746069661494569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8])" office:value-type="float" office:value="-2.90574948338589" calcext:value-type="float">
            <text:p>-2,90574948338589</text:p>
          </table:table-cell>
          <table:table-cell office:value-type="string" calcext:value-type="string">
            <text:p>;</text:p>
          </table:table-cell>
          <table:table-cell table:formula="of:=3*SIN([.B28])" office:value-type="float" office:value="-1.10437365805404" calcext:value-type="float">
            <text:p>-1,104373658054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8])" office:value-type="float" office:value="-2.78932945766475" calcext:value-type="float">
            <text:p>-2,78932945766475</text:p>
          </table:table-cell>
        </table:table-row>
        <table:table-row table:style-name="ro1">
          <table:table-cell table:formula="of:=[.A28]+2*PI() / 50" office:value-type="float" office:value="3.51858377202057" calcext:value-type="float">
            <text:p>3,51858377202057</text:p>
          </table:table-cell>
          <table:table-cell table:formula="of:=[.A29]+PI() / 25" office:value-type="float" office:value="3.64424747816416" calcext:value-type="float">
            <text:p>3,6442474781641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29])" office:value-type="float" office:value="-2.62892004013159" calcext:value-type="float">
            <text:p>-2,62892004013159</text:p>
          </table:table-cell>
          <table:table-cell office:value-type="string" calcext:value-type="string">
            <text:p>|</text:p>
          </table:table-cell>
          <table:table-cell table:formula="of:=3*SIN([.A29])" office:value-type="float" office:value="-1.10437365805404" calcext:value-type="float">
            <text:p>-1,104373658054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29])" office:value-type="float" office:value="-2.78932945766475" calcext:value-type="float">
            <text:p>-2,78932945766475</text:p>
          </table:table-cell>
          <table:table-cell office:value-type="string" calcext:value-type="string">
            <text:p>;</text:p>
          </table:table-cell>
          <table:table-cell table:formula="of:=3*SIN([.B29])" office:value-type="float" office:value="-1.44526102230515" calcext:value-type="float">
            <text:p>-1,4452610223051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29])" office:value-type="float" office:value="-2.62892004013159" calcext:value-type="float">
            <text:p>-2,62892004013159</text:p>
          </table:table-cell>
        </table:table-row>
        <table:table-row table:style-name="ro1">
          <table:table-cell table:formula="of:=[.A29]+2*PI() / 50" office:value-type="float" office:value="3.64424747816416" calcext:value-type="float">
            <text:p>3,64424747816416</text:p>
          </table:table-cell>
          <table:table-cell table:formula="of:=[.A30]+PI() / 25" office:value-type="float" office:value="3.76991118430775" calcext:value-type="float">
            <text:p>3,7699111843077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0])" office:value-type="float" office:value="-2.42705098312484" calcext:value-type="float">
            <text:p>-2,42705098312484</text:p>
          </table:table-cell>
          <table:table-cell office:value-type="string" calcext:value-type="string">
            <text:p>|</text:p>
          </table:table-cell>
          <table:table-cell table:formula="of:=3*SIN([.A30])" office:value-type="float" office:value="-1.44526102230515" calcext:value-type="float">
            <text:p>-1,4452610223051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0])" office:value-type="float" office:value="-2.62892004013159" calcext:value-type="float">
            <text:p>-2,62892004013159</text:p>
          </table:table-cell>
          <table:table-cell office:value-type="string" calcext:value-type="string">
            <text:p>;</text:p>
          </table:table-cell>
          <table:table-cell table:formula="of:=3*SIN([.B30])" office:value-type="float" office:value="-1.76335575687742" calcext:value-type="float">
            <text:p>-1,7633557568774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0])" office:value-type="float" office:value="-2.42705098312484" calcext:value-type="float">
            <text:p>-2,42705098312484</text:p>
          </table:table-cell>
        </table:table-row>
        <table:table-row table:style-name="ro1">
          <table:table-cell table:formula="of:=[.A30]+2*PI() / 50" office:value-type="float" office:value="3.76991118430775" calcext:value-type="float">
            <text:p>3,76991118430775</text:p>
          </table:table-cell>
          <table:table-cell table:formula="of:=[.A31]+PI() / 25" office:value-type="float" office:value="3.89557489045135" calcext:value-type="float">
            <text:p>3,8955748904513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1])" office:value-type="float" office:value="-2.18690588226423" calcext:value-type="float">
            <text:p>-2,18690588226423</text:p>
          </table:table-cell>
          <table:table-cell office:value-type="string" calcext:value-type="string">
            <text:p>|</text:p>
          </table:table-cell>
          <table:table-cell table:formula="of:=3*SIN([.A31])" office:value-type="float" office:value="-1.76335575687742" calcext:value-type="float">
            <text:p>-1,7633557568774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1])" office:value-type="float" office:value="-2.42705098312484" calcext:value-type="float">
            <text:p>-2,42705098312484</text:p>
          </table:table-cell>
          <table:table-cell office:value-type="string" calcext:value-type="string">
            <text:p>;</text:p>
          </table:table-cell>
          <table:table-cell table:formula="of:=3*SIN([.B31])" office:value-type="float" office:value="-2.05364131778607" calcext:value-type="float">
            <text:p>-2,0536413177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1])" office:value-type="float" office:value="-2.18690588226423" calcext:value-type="float">
            <text:p>-2,18690588226423</text:p>
          </table:table-cell>
        </table:table-row>
        <table:table-row table:style-name="ro1">
          <table:table-cell table:formula="of:=[.A31]+2*PI() / 50" office:value-type="float" office:value="3.89557489045135" calcext:value-type="float">
            <text:p>3,89557489045135</text:p>
          </table:table-cell>
          <table:table-cell table:formula="of:=[.A32]+PI() / 25" office:value-type="float" office:value="4.02123859659494" calcext:value-type="float">
            <text:p>4,0212385965949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2])" office:value-type="float" office:value="-1.91227196924606" calcext:value-type="float">
            <text:p>-1,91227196924606</text:p>
          </table:table-cell>
          <table:table-cell office:value-type="string" calcext:value-type="string">
            <text:p>|</text:p>
          </table:table-cell>
          <table:table-cell table:formula="of:=3*SIN([.A32])" office:value-type="float" office:value="-2.05364131778607" calcext:value-type="float">
            <text:p>-2,0536413177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2])" office:value-type="float" office:value="-2.18690588226423" calcext:value-type="float">
            <text:p>-2,18690588226423</text:p>
          </table:table-cell>
          <table:table-cell office:value-type="string" calcext:value-type="string">
            <text:p>;</text:p>
          </table:table-cell>
          <table:table-cell table:formula="of:=3*SIN([.B32])" office:value-type="float" office:value="-2.31153972832737" calcext:value-type="float">
            <text:p>-2,3115397283273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2])" office:value-type="float" office:value="-1.91227196924606" calcext:value-type="float">
            <text:p>-1,91227196924606</text:p>
          </table:table-cell>
        </table:table-row>
        <table:table-row table:style-name="ro1">
          <table:table-cell table:formula="of:=[.A32]+2*PI() / 50" office:value-type="float" office:value="4.02123859659494" calcext:value-type="float">
            <text:p>4,02123859659494</text:p>
          </table:table-cell>
          <table:table-cell table:formula="of:=[.A33]+PI() / 25" office:value-type="float" office:value="4.14690230273853" calcext:value-type="float">
            <text:p>4,1469023027385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3])" office:value-type="float" office:value="-1.60748038493698" calcext:value-type="float">
            <text:p>-1,60748038493698</text:p>
          </table:table-cell>
          <table:table-cell office:value-type="string" calcext:value-type="string">
            <text:p>|</text:p>
          </table:table-cell>
          <table:table-cell table:formula="of:=3*SIN([.A33])" office:value-type="float" office:value="-2.31153972832737" calcext:value-type="float">
            <text:p>-2,3115397283273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3])" office:value-type="float" office:value="-1.91227196924606" calcext:value-type="float">
            <text:p>-1,91227196924606</text:p>
          </table:table-cell>
          <table:table-cell office:value-type="string" calcext:value-type="string">
            <text:p>;</text:p>
          </table:table-cell>
          <table:table-cell table:formula="of:=3*SIN([.B33])" office:value-type="float" office:value="-2.53298377650605" calcext:value-type="float">
            <text:p>-2,532983776506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3])" office:value-type="float" office:value="-1.60748038493698" calcext:value-type="float">
            <text:p>-1,60748038493698</text:p>
          </table:table-cell>
        </table:table-row>
        <table:table-row table:style-name="ro1">
          <table:table-cell table:formula="of:=[.A33]+2*PI() / 50" office:value-type="float" office:value="4.14690230273853" calcext:value-type="float">
            <text:p>4,14690230273853</text:p>
          </table:table-cell>
          <table:table-cell table:formula="of:=[.A34]+PI() / 25" office:value-type="float" office:value="4.27256600888212" calcext:value-type="float">
            <text:p>4,2725660088821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4])" office:value-type="float" office:value="-1.27733787469521" calcext:value-type="float">
            <text:p>-1,27733787469521</text:p>
          </table:table-cell>
          <table:table-cell office:value-type="string" calcext:value-type="string">
            <text:p>|</text:p>
          </table:table-cell>
          <table:table-cell table:formula="of:=3*SIN([.A34])" office:value-type="float" office:value="-2.53298377650605" calcext:value-type="float">
            <text:p>-2,532983776506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4])" office:value-type="float" office:value="-1.60748038493698" calcext:value-type="float">
            <text:p>-1,60748038493698</text:p>
          </table:table-cell>
          <table:table-cell office:value-type="string" calcext:value-type="string">
            <text:p>;</text:p>
          </table:table-cell>
          <table:table-cell table:formula="of:=3*SIN([.B34])" office:value-type="float" office:value="-2.71448115739806" calcext:value-type="float">
            <text:p>-2,714481157398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4])" office:value-type="float" office:value="-1.27733787469521" calcext:value-type="float">
            <text:p>-1,27733787469521</text:p>
          </table:table-cell>
        </table:table-row>
        <table:table-row table:style-name="ro1">
          <table:table-cell table:formula="of:=[.A34]+2*PI() / 50" office:value-type="float" office:value="4.27256600888212" calcext:value-type="float">
            <text:p>4,27256600888212</text:p>
          </table:table-cell>
          <table:table-cell table:formula="of:=[.A35]+PI() / 25" office:value-type="float" office:value="4.39822971502571" calcext:value-type="float">
            <text:p>4,3982297150257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5])" office:value-type="float" office:value="-0.927050983124835" calcext:value-type="float">
            <text:p>-0,927050983124835</text:p>
          </table:table-cell>
          <table:table-cell office:value-type="string" calcext:value-type="string">
            <text:p>|</text:p>
          </table:table-cell>
          <table:table-cell table:formula="of:=3*SIN([.A35])" office:value-type="float" office:value="-2.71448115739806" calcext:value-type="float">
            <text:p>-2,714481157398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5])" office:value-type="float" office:value="-1.27733787469521" calcext:value-type="float">
            <text:p>-1,27733787469521</text:p>
          </table:table-cell>
          <table:table-cell office:value-type="string" calcext:value-type="string">
            <text:p>;</text:p>
          </table:table-cell>
          <table:table-cell table:formula="of:=3*SIN([.B35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5])" office:value-type="float" office:value="-0.927050983124835" calcext:value-type="float">
            <text:p>-0,927050983124835</text:p>
          </table:table-cell>
        </table:table-row>
        <table:table-row table:style-name="ro1">
          <table:table-cell table:formula="of:=[.A35]+2*PI() / 50" office:value-type="float" office:value="4.39822971502571" calcext:value-type="float">
            <text:p>4,39822971502571</text:p>
          </table:table-cell>
          <table:table-cell table:formula="of:=[.A36]+PI() / 25" office:value-type="float" office:value="4.52389342116931" calcext:value-type="float">
            <text:p>4,5238934211693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6])" office:value-type="float" office:value="-0.562143943757166" calcext:value-type="float">
            <text:p>-0,562143943757166</text:p>
          </table:table-cell>
          <table:table-cell office:value-type="string" calcext:value-type="string">
            <text:p>|</text:p>
          </table:table-cell>
          <table:table-cell table:formula="of:=3*SIN([.A36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6])" office:value-type="float" office:value="-0.927050983124835" calcext:value-type="float">
            <text:p>-0,927050983124835</text:p>
          </table:table-cell>
          <table:table-cell office:value-type="string" calcext:value-type="string">
            <text:p>;</text:p>
          </table:table-cell>
          <table:table-cell table:formula="of:=3*SIN([.B36])" office:value-type="float" office:value="-2.94686175218607" calcext:value-type="float">
            <text:p>-2,94686175218607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6])" office:value-type="float" office:value="-0.562143943757166" calcext:value-type="float">
            <text:p>-0,562143943757166</text:p>
          </table:table-cell>
        </table:table-row>
        <table:table-row table:style-name="ro1">
          <table:table-cell table:formula="of:=[.A36]+2*PI() / 50" office:value-type="float" office:value="4.52389342116931" calcext:value-type="float">
            <text:p>4,52389342116931</text:p>
          </table:table-cell>
          <table:table-cell table:formula="of:=[.A37]+PI() / 25" office:value-type="float" office:value="4.6495571273129" calcext:value-type="float">
            <text:p>4,649557127312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7])" office:value-type="float" office:value="-0.188371558587932" calcext:value-type="float">
            <text:p>-0,188371558587932</text:p>
          </table:table-cell>
          <table:table-cell office:value-type="string" calcext:value-type="string">
            <text:p>|</text:p>
          </table:table-cell>
          <table:table-cell table:formula="of:=3*SIN([.A37])" office:value-type="float" office:value="-2.94686175218607" calcext:value-type="float">
            <text:p>-2,94686175218607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7])" office:value-type="float" office:value="-0.562143943757166" calcext:value-type="float">
            <text:p>-0,562143943757166</text:p>
          </table:table-cell>
          <table:table-cell office:value-type="string" calcext:value-type="string">
            <text:p>;</text:p>
          </table:table-cell>
          <table:table-cell table:formula="of:=3*SIN([.B37])" office:value-type="float" office:value="-2.99408018528482" calcext:value-type="float">
            <text:p>-2,9940801852848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7])" office:value-type="float" office:value="-0.188371558587932" calcext:value-type="float">
            <text:p>-0,188371558587932</text:p>
          </table:table-cell>
        </table:table-row>
        <table:table-row table:style-name="ro1">
          <table:table-cell table:formula="of:=[.A37]+2*PI() / 50" office:value-type="float" office:value="4.6495571273129" calcext:value-type="float">
            <text:p>4,6495571273129</text:p>
          </table:table-cell>
          <table:table-cell table:formula="of:=[.A38]+PI() / 25" office:value-type="float" office:value="4.77522083345649" calcext:value-type="float">
            <text:p>4,7752208334564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8])" office:value-type="float" office:value="0.188371558587949" calcext:value-type="float">
            <text:p>0,188371558587949</text:p>
          </table:table-cell>
          <table:table-cell office:value-type="string" calcext:value-type="string">
            <text:p>|</text:p>
          </table:table-cell>
          <table:table-cell table:formula="of:=3*SIN([.A38])" office:value-type="float" office:value="-2.99408018528482" calcext:value-type="float">
            <text:p>-2,9940801852848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8])" office:value-type="float" office:value="-0.188371558587932" calcext:value-type="float">
            <text:p>-0,188371558587932</text:p>
          </table:table-cell>
          <table:table-cell office:value-type="string" calcext:value-type="string">
            <text:p>;</text:p>
          </table:table-cell>
          <table:table-cell table:formula="of:=3*SIN([.B38])" office:value-type="float" office:value="-2.99408018528481" calcext:value-type="float">
            <text:p>-2,9940801852848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8])" office:value-type="float" office:value="0.188371558587949" calcext:value-type="float">
            <text:p>0,188371558587949</text:p>
          </table:table-cell>
        </table:table-row>
        <table:table-row table:style-name="ro1">
          <table:table-cell table:formula="of:=[.A38]+2*PI() / 50" office:value-type="float" office:value="4.77522083345649" calcext:value-type="float">
            <text:p>4,77522083345649</text:p>
          </table:table-cell>
          <table:table-cell table:formula="of:=[.A39]+PI() / 25" office:value-type="float" office:value="4.90088453960008" calcext:value-type="float">
            <text:p>4,90088453960008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39])" office:value-type="float" office:value="0.562143943757183" calcext:value-type="float">
            <text:p>0,562143943757183</text:p>
          </table:table-cell>
          <table:table-cell office:value-type="string" calcext:value-type="string">
            <text:p>|</text:p>
          </table:table-cell>
          <table:table-cell table:formula="of:=3*SIN([.A39])" office:value-type="float" office:value="-2.99408018528481" calcext:value-type="float">
            <text:p>-2,9940801852848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39])" office:value-type="float" office:value="0.188371558587949" calcext:value-type="float">
            <text:p>0,188371558587949</text:p>
          </table:table-cell>
          <table:table-cell office:value-type="string" calcext:value-type="string">
            <text:p>;</text:p>
          </table:table-cell>
          <table:table-cell table:formula="of:=3*SIN([.B39])" office:value-type="float" office:value="-2.94686175218606" calcext:value-type="float">
            <text:p>-2,9468617521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39])" office:value-type="float" office:value="0.562143943757183" calcext:value-type="float">
            <text:p>0,562143943757183</text:p>
          </table:table-cell>
        </table:table-row>
        <table:table-row table:style-name="ro1">
          <table:table-cell table:formula="of:=[.A39]+2*PI() / 50" office:value-type="float" office:value="4.90088453960008" calcext:value-type="float">
            <text:p>4,90088453960008</text:p>
          </table:table-cell>
          <table:table-cell table:formula="of:=[.A40]+PI() / 25" office:value-type="float" office:value="5.02654824574367" calcext:value-type="float">
            <text:p>5,02654824574367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0])" office:value-type="float" office:value="0.927050983124852" calcext:value-type="float">
            <text:p>0,927050983124852</text:p>
          </table:table-cell>
          <table:table-cell office:value-type="string" calcext:value-type="string">
            <text:p>|</text:p>
          </table:table-cell>
          <table:table-cell table:formula="of:=3*SIN([.A40])" office:value-type="float" office:value="-2.94686175218606" calcext:value-type="float">
            <text:p>-2,9468617521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0])" office:value-type="float" office:value="0.562143943757183" calcext:value-type="float">
            <text:p>0,562143943757183</text:p>
          </table:table-cell>
          <table:table-cell office:value-type="string" calcext:value-type="string">
            <text:p>;</text:p>
          </table:table-cell>
          <table:table-cell table:formula="of:=3*SIN([.B40])" office:value-type="float" office:value="-2.85316954888546" calcext:value-type="float">
            <text:p>-2,8531695488854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0])" office:value-type="float" office:value="0.927050983124852" calcext:value-type="float">
            <text:p>0,927050983124852</text:p>
          </table:table-cell>
        </table:table-row>
        <table:table-row table:style-name="ro1">
          <table:table-cell table:formula="of:=[.A40]+2*PI() / 50" office:value-type="float" office:value="5.02654824574367" calcext:value-type="float">
            <text:p>5,02654824574367</text:p>
          </table:table-cell>
          <table:table-cell table:formula="of:=[.A41]+PI() / 25" office:value-type="float" office:value="5.15221195188726" calcext:value-type="float">
            <text:p>5,1522119518872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1])" office:value-type="float" office:value="1.27733787469523" calcext:value-type="float">
            <text:p>1,27733787469523</text:p>
          </table:table-cell>
          <table:table-cell office:value-type="string" calcext:value-type="string">
            <text:p>|</text:p>
          </table:table-cell>
          <table:table-cell table:formula="of:=3*SIN([.A41])" office:value-type="float" office:value="-2.85316954888546" calcext:value-type="float">
            <text:p>-2,8531695488854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1])" office:value-type="float" office:value="0.927050983124852" calcext:value-type="float">
            <text:p>0,927050983124852</text:p>
          </table:table-cell>
          <table:table-cell office:value-type="string" calcext:value-type="string">
            <text:p>;</text:p>
          </table:table-cell>
          <table:table-cell table:formula="of:=3*SIN([.B41])" office:value-type="float" office:value="-2.71448115739805" calcext:value-type="float">
            <text:p>-2,71448115739805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1])" office:value-type="float" office:value="1.27733787469523" calcext:value-type="float">
            <text:p>1,27733787469523</text:p>
          </table:table-cell>
        </table:table-row>
        <table:table-row table:style-name="ro1">
          <table:table-cell table:formula="of:=[.A41]+2*PI() / 50" office:value-type="float" office:value="5.15221195188726" calcext:value-type="float">
            <text:p>5,15221195188726</text:p>
          </table:table-cell>
          <table:table-cell table:formula="of:=[.A42]+PI() / 25" office:value-type="float" office:value="5.27787565803086" calcext:value-type="float">
            <text:p>5,2778756580308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2])" office:value-type="float" office:value="1.607480384937" calcext:value-type="float">
            <text:p>1,607480384937</text:p>
          </table:table-cell>
          <table:table-cell office:value-type="string" calcext:value-type="string">
            <text:p>|</text:p>
          </table:table-cell>
          <table:table-cell table:formula="of:=3*SIN([.A42])" office:value-type="float" office:value="-2.71448115739805" calcext:value-type="float">
            <text:p>-2,71448115739805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2])" office:value-type="float" office:value="1.27733787469523" calcext:value-type="float">
            <text:p>1,27733787469523</text:p>
          </table:table-cell>
          <table:table-cell office:value-type="string" calcext:value-type="string">
            <text:p>;</text:p>
          </table:table-cell>
          <table:table-cell table:formula="of:=3*SIN([.B42])" office:value-type="float" office:value="-2.53298377650604" calcext:value-type="float">
            <text:p>-2,5329837765060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2])" office:value-type="float" office:value="1.607480384937" calcext:value-type="float">
            <text:p>1,607480384937</text:p>
          </table:table-cell>
        </table:table-row>
        <table:table-row table:style-name="ro1">
          <table:table-cell table:formula="of:=[.A42]+2*PI() / 50" office:value-type="float" office:value="5.27787565803086" calcext:value-type="float">
            <text:p>5,27787565803086</text:p>
          </table:table-cell>
          <table:table-cell table:formula="of:=[.A43]+PI() / 25" office:value-type="float" office:value="5.40353936417445" calcext:value-type="float">
            <text:p>5,40353936417445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3])" office:value-type="float" office:value="1.91227196924608" calcext:value-type="float">
            <text:p>1,91227196924608</text:p>
          </table:table-cell>
          <table:table-cell office:value-type="string" calcext:value-type="string">
            <text:p>|</text:p>
          </table:table-cell>
          <table:table-cell table:formula="of:=3*SIN([.A43])" office:value-type="float" office:value="-2.53298377650604" calcext:value-type="float">
            <text:p>-2,53298377650604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3])" office:value-type="float" office:value="1.607480384937" calcext:value-type="float">
            <text:p>1,607480384937</text:p>
          </table:table-cell>
          <table:table-cell office:value-type="string" calcext:value-type="string">
            <text:p>;</text:p>
          </table:table-cell>
          <table:table-cell table:formula="of:=3*SIN([.B43])" office:value-type="float" office:value="-2.31153972832736" calcext:value-type="float">
            <text:p>-2,3115397283273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3])" office:value-type="float" office:value="1.91227196924608" calcext:value-type="float">
            <text:p>1,91227196924608</text:p>
          </table:table-cell>
        </table:table-row>
        <table:table-row table:style-name="ro1">
          <table:table-cell table:formula="of:=[.A43]+2*PI() / 50" office:value-type="float" office:value="5.40353936417445" calcext:value-type="float">
            <text:p>5,40353936417445</text:p>
          </table:table-cell>
          <table:table-cell table:formula="of:=[.A44]+PI() / 25" office:value-type="float" office:value="5.52920307031804" calcext:value-type="float">
            <text:p>5,52920307031804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4])" office:value-type="float" office:value="2.18690588226424" calcext:value-type="float">
            <text:p>2,18690588226424</text:p>
          </table:table-cell>
          <table:table-cell office:value-type="string" calcext:value-type="string">
            <text:p>|</text:p>
          </table:table-cell>
          <table:table-cell table:formula="of:=3*SIN([.A44])" office:value-type="float" office:value="-2.31153972832736" calcext:value-type="float">
            <text:p>-2,3115397283273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4])" office:value-type="float" office:value="1.91227196924608" calcext:value-type="float">
            <text:p>1,91227196924608</text:p>
          </table:table-cell>
          <table:table-cell office:value-type="string" calcext:value-type="string">
            <text:p>;</text:p>
          </table:table-cell>
          <table:table-cell table:formula="of:=3*SIN([.B44])" office:value-type="float" office:value="-2.05364131778606" calcext:value-type="float">
            <text:p>-2,05364131778606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4])" office:value-type="float" office:value="2.18690588226424" calcext:value-type="float">
            <text:p>2,18690588226424</text:p>
          </table:table-cell>
        </table:table-row>
        <table:table-row table:style-name="ro1">
          <table:table-cell table:formula="of:=[.A44]+2*PI() / 50" office:value-type="float" office:value="5.52920307031804" calcext:value-type="float">
            <text:p>5,52920307031804</text:p>
          </table:table-cell>
          <table:table-cell table:formula="of:=[.A45]+PI() / 25" office:value-type="float" office:value="5.65486677646163" calcext:value-type="float">
            <text:p>5,65486677646163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5])" office:value-type="float" office:value="2.42705098312485" calcext:value-type="float">
            <text:p>2,42705098312485</text:p>
          </table:table-cell>
          <table:table-cell office:value-type="string" calcext:value-type="string">
            <text:p>|</text:p>
          </table:table-cell>
          <table:table-cell table:formula="of:=3*SIN([.A45])" office:value-type="float" office:value="-2.05364131778606" calcext:value-type="float">
            <text:p>-2,05364131778606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5])" office:value-type="float" office:value="2.18690588226424" calcext:value-type="float">
            <text:p>2,18690588226424</text:p>
          </table:table-cell>
          <table:table-cell office:value-type="string" calcext:value-type="string">
            <text:p>;</text:p>
          </table:table-cell>
          <table:table-cell table:formula="of:=3*SIN([.B45])" office:value-type="float" office:value="-1.76335575687741" calcext:value-type="float">
            <text:p>-1,7633557568774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5])" office:value-type="float" office:value="2.42705098312485" calcext:value-type="float">
            <text:p>2,42705098312485</text:p>
          </table:table-cell>
        </table:table-row>
        <table:table-row table:style-name="ro1">
          <table:table-cell table:formula="of:=[.A45]+2*PI() / 50" office:value-type="float" office:value="5.65486677646163" calcext:value-type="float">
            <text:p>5,65486677646163</text:p>
          </table:table-cell>
          <table:table-cell table:formula="of:=[.A46]+PI() / 25" office:value-type="float" office:value="5.78053048260522" calcext:value-type="float">
            <text:p>5,7805304826052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6])" office:value-type="float" office:value="2.6289200401316" calcext:value-type="float">
            <text:p>2,6289200401316</text:p>
          </table:table-cell>
          <table:table-cell office:value-type="string" calcext:value-type="string">
            <text:p>|</text:p>
          </table:table-cell>
          <table:table-cell table:formula="of:=3*SIN([.A46])" office:value-type="float" office:value="-1.76335575687741" calcext:value-type="float">
            <text:p>-1,7633557568774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6])" office:value-type="float" office:value="2.42705098312485" calcext:value-type="float">
            <text:p>2,42705098312485</text:p>
          </table:table-cell>
          <table:table-cell office:value-type="string" calcext:value-type="string">
            <text:p>;</text:p>
          </table:table-cell>
          <table:table-cell table:formula="of:=3*SIN([.B46])" office:value-type="float" office:value="-1.44526102230513" calcext:value-type="float">
            <text:p>-1,44526102230513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6])" office:value-type="float" office:value="2.6289200401316" calcext:value-type="float">
            <text:p>2,6289200401316</text:p>
          </table:table-cell>
        </table:table-row>
        <table:table-row table:style-name="ro1">
          <table:table-cell table:formula="of:=[.A46]+2*PI() / 50" office:value-type="float" office:value="5.78053048260522" calcext:value-type="float">
            <text:p>5,78053048260522</text:p>
          </table:table-cell>
          <table:table-cell table:formula="of:=[.A47]+PI() / 25" office:value-type="float" office:value="5.90619418874882" calcext:value-type="float">
            <text:p>5,90619418874882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7])" office:value-type="float" office:value="2.78932945766476" calcext:value-type="float">
            <text:p>2,78932945766476</text:p>
          </table:table-cell>
          <table:table-cell office:value-type="string" calcext:value-type="string">
            <text:p>|</text:p>
          </table:table-cell>
          <table:table-cell table:formula="of:=3*SIN([.A47])" office:value-type="float" office:value="-1.44526102230513" calcext:value-type="float">
            <text:p>-1,44526102230513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7])" office:value-type="float" office:value="2.6289200401316" calcext:value-type="float">
            <text:p>2,6289200401316</text:p>
          </table:table-cell>
          <table:table-cell office:value-type="string" calcext:value-type="string">
            <text:p>;</text:p>
          </table:table-cell>
          <table:table-cell table:formula="of:=3*SIN([.B47])" office:value-type="float" office:value="-1.10437365805402" calcext:value-type="float">
            <text:p>-1,10437365805402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7])" office:value-type="float" office:value="2.78932945766476" calcext:value-type="float">
            <text:p>2,78932945766476</text:p>
          </table:table-cell>
        </table:table-row>
        <table:table-row table:style-name="ro1">
          <table:table-cell table:formula="of:=[.A47]+2*PI() / 50" office:value-type="float" office:value="5.90619418874882" calcext:value-type="float">
            <text:p>5,90619418874882</text:p>
          </table:table-cell>
          <table:table-cell table:formula="of:=[.A48]+PI() / 25" office:value-type="float" office:value="6.03185789489241" calcext:value-type="float">
            <text:p>6,03185789489241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8])" office:value-type="float" office:value="2.9057494833859" calcext:value-type="float">
            <text:p>2,9057494833859</text:p>
          </table:table-cell>
          <table:table-cell office:value-type="string" calcext:value-type="string">
            <text:p>|</text:p>
          </table:table-cell>
          <table:table-cell table:formula="of:=3*SIN([.A48])" office:value-type="float" office:value="-1.10437365805402" calcext:value-type="float">
            <text:p>-1,10437365805402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8])" office:value-type="float" office:value="2.78932945766476" calcext:value-type="float">
            <text:p>2,78932945766476</text:p>
          </table:table-cell>
          <table:table-cell office:value-type="string" calcext:value-type="string">
            <text:p>;</text:p>
          </table:table-cell>
          <table:table-cell table:formula="of:=3*SIN([.B48])" office:value-type="float" office:value="-0.746069661494551" calcext:value-type="float">
            <text:p>-0,746069661494551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8])" office:value-type="float" office:value="2.9057494833859" calcext:value-type="float">
            <text:p>2,9057494833859</text:p>
          </table:table-cell>
        </table:table-row>
        <table:table-row table:style-name="ro1">
          <table:table-cell table:formula="of:=[.A48]+2*PI() / 50" office:value-type="float" office:value="6.03185789489241" calcext:value-type="float">
            <text:p>6,03185789489241</text:p>
          </table:table-cell>
          <table:table-cell table:formula="of:=[.A49]+PI() / 25" office:value-type="float" office:value="6.157521601036" calcext:value-type="float">
            <text:p>6,157521601036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49])" office:value-type="float" office:value="2.97634410394344" calcext:value-type="float">
            <text:p>2,97634410394344</text:p>
          </table:table-cell>
          <table:table-cell office:value-type="string" calcext:value-type="string">
            <text:p>|</text:p>
          </table:table-cell>
          <table:table-cell table:formula="of:=3*SIN([.A49])" office:value-type="float" office:value="-0.746069661494551" calcext:value-type="float">
            <text:p>-0,746069661494551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49])" office:value-type="float" office:value="2.9057494833859" calcext:value-type="float">
            <text:p>2,9057494833859</text:p>
          </table:table-cell>
          <table:table-cell office:value-type="string" calcext:value-type="string">
            <text:p>;</text:p>
          </table:table-cell>
          <table:table-cell table:formula="of:=3*SIN([.B49])" office:value-type="float" office:value="-0.375999700692898" calcext:value-type="float">
            <text:p>-0,375999700692898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49])" office:value-type="float" office:value="2.97634410394344" calcext:value-type="float">
            <text:p>2,97634410394344</text:p>
          </table:table-cell>
        </table:table-row>
        <table:table-row table:style-name="ro1">
          <table:table-cell table:formula="of:=[.A49]+2*PI() / 50" office:value-type="float" office:value="6.157521601036" calcext:value-type="float">
            <text:p>6,157521601036</text:p>
          </table:table-cell>
          <table:table-cell table:formula="of:=[.A50]+PI() / 25" office:value-type="float" office:value="6.28318530717959" calcext:value-type="float">
            <text:p>6,28318530717959</text:p>
          </table:table-cell>
          <table:table-cell table:formula="of:=[.C$1]" office:value-type="float" office:value="10" calcext:value-type="float">
            <text:p>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G$1]" office:value-type="float" office:value="10" calcext:value-type="float">
            <text:p>10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[.K$1]" office:value-type="float" office:value="-10" calcext:value-type="float">
            <text:p>-10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[.O$1]" office:value-type="float" office:value="-10" calcext:value-type="float">
            <text:p>-10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T$1]" office:value-type="float" office:value="10" calcext:value-type="float">
            <text:p>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[.X$1]" office:value-type="float" office:value="10" calcext:value-type="float">
            <text:p>10</text:p>
          </table:table-cell>
          <table:table-cell table:formula="of:=3*COS([.B50])" office:value-type="float" office:value="3" calcext:value-type="float">
            <text:p>3</text:p>
          </table:table-cell>
          <table:table-cell office:value-type="string" calcext:value-type="string">
            <text:p>|</text:p>
          </table:table-cell>
          <table:table-cell table:formula="of:=3*SIN([.A50])" office:value-type="float" office:value="-0.375999700692898" calcext:value-type="float">
            <text:p>-0,375999700692898</text:p>
          </table:table-cell>
          <table:table-cell table:formula="of:=[.AB$1]" office:value-type="float" office:value="-10" calcext:value-type="float">
            <text:p>-10</text:p>
          </table:table-cell>
          <table:table-cell table:formula="of:=3*COS([.A50])" office:value-type="float" office:value="2.97634410394344" calcext:value-type="float">
            <text:p>2,97634410394344</text:p>
          </table:table-cell>
          <table:table-cell office:value-type="string" calcext:value-type="string">
            <text:p>;</text:p>
          </table:table-cell>
          <table:table-cell table:formula="of:=3*SIN([.B50])" office:value-type="float" office:value="0.0000000000000152524234751138" calcext:value-type="float">
            <text:p>1,52524234751138E-14</text:p>
          </table:table-cell>
          <table:table-cell table:formula="of:=[.AF$1]" office:value-type="float" office:value="-10" calcext:value-type="float">
            <text:p>-10</text:p>
          </table:table-cell>
          <table:table-cell table:formula="of:=3*COS([.B50])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/00/0000</text:date>, <text:time style:data-style-name="N2" text:time-value="09:52:33.2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7T21:46:07.799000000</meta:creation-date>
    <dc:date>2023-09-29T09:54:54.376000000</dc:date>
    <meta:editing-duration>PT1H19M25S</meta:editing-duration>
    <meta:editing-cycles>12</meta:editing-cycles>
    <meta:generator>LibreOffice/7.6.1.2$Windows_X86_64 LibreOffice_project/f5defcebd022c5bc36bbb79be232cb6926d8f674</meta:generator>
    <meta:document-statistic meta:table-count="1" meta:cell-count="1650" meta:object-count="0"/>
  </office:meta>
</office:document-meta>
</file>